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n" svg:font-family="Se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ffffff" draw:fill-gradient-name="Gradient_20_182" draw:textarea-horizontal-align="justify" draw:textarea-vertical-align="middle" draw:auto-grow-height="false" fo:min-height="1.748cm" fo:min-width="2.768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gradient" draw:fill-color="#ffffff" draw:fill-gradient-name="Gradient_20_180" draw:textarea-horizontal-align="justify" draw:textarea-vertical-align="middle" draw:auto-grow-height="false" fo:min-height="1.748cm" fo:min-width="2.76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gradient" draw:fill-color="#ffffff" draw:fill-gradient-name="Gradient_20_178" draw:textarea-horizontal-align="justify" draw:textarea-vertical-align="middle" draw:auto-grow-height="false" fo:min-height="1.748cm" fo:min-width="2.768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34354d" draw:marker-start-width="0.252cm" draw:marker-end-width="0.252cm" draw:fill="solid" draw:fill-color="#acadfb" draw:opacity="100%" draw:opacity-name="" draw:textarea-horizontal-align="justify" draw:textarea-vertical-align="middle" draw:auto-grow-height="false" fo:min-height="6.447cm" fo:min-width="3.91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gradient" draw:fill-color="#ffffff" draw:fill-gradient-name="Gradient_20_188" draw:textarea-horizontal-align="justify" draw:textarea-vertical-align="middle" draw:auto-grow-height="false" fo:min-height="1.748cm" fo:min-width="2.76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ff" draw:fill-gradient-name="Gradient_20_182"/>
      <style:paragraph-properties fo:text-align="center"/>
      <style:text-properties style:font-name="Sen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color="#ffffff" draw:fill-gradient-name="Gradient_20_180"/>
      <style:paragraph-properties fo:text-align="center"/>
      <style:text-properties style:font-name="Sen" fo:font-size="16pt" style:font-size-asian="16pt" style:font-size-complex="16pt"/>
    </style:style>
    <style:style style:name="P5" style:family="paragraph">
      <loext:graphic-properties draw:fill="gradient" draw:fill-color="#ffffff" draw:fill-gradient-name="Gradient_20_178"/>
      <style:paragraph-properties fo:text-align="center"/>
      <style:text-properties style:font-name="Sen" fo:font-size="16pt" style:font-size-asian="16pt" style:font-size-complex="16pt"/>
    </style:style>
    <style:style style:name="P6" style:family="paragraph">
      <style:paragraph-properties fo:text-align="center"/>
      <style:text-properties fo:color="#34354d" style:font-name="Sen" fo:font-style="normal" style:text-underline-style="none" fo:font-weight="normal"/>
    </style:style>
    <style:style style:name="P7" style:family="paragraph">
      <loext:graphic-properties draw:fill="solid" draw:fill-color="#acadfb" draw:opacity="100%"/>
      <style:paragraph-properties fo:text-align="center"/>
      <style:text-properties fo:color="#34354d" style:font-name="Sen" fo:font-size="15pt" fo:font-style="normal" style:text-underline-style="none" fo:font-weight="normal" style:font-size-asian="15pt" style:font-size-complex="15pt"/>
    </style:style>
    <style:style style:name="P8" style:family="paragraph">
      <loext:graphic-properties draw:fill="gradient" draw:fill-color="#ffffff" draw:fill-gradient-name="Gradient_20_188"/>
      <style:paragraph-properties fo:text-align="center"/>
      <style:text-properties style:font-name="Sen" fo:font-size="16pt" style:font-size-asian="16pt" style:font-size-complex="16pt"/>
    </style:style>
    <style:style style:name="T1" style:family="text">
      <style:text-properties style:font-name="Sen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3" draw:id="id3" draw:layer="layout" svg:width="3.302cm" svg:height="2.032cm" svg:x="13.675cm" svg:y="3.667cm">
            <text:p text:style-name="P1"><text:span text:style-name="T1">third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7.325cm" svg:y1="4.683cm" svg:x2="8.849cm" svg:y2="4.683cm" draw:start-shape="id1" draw:start-glue-point="1" draw:end-shape="id2" draw:end-glue-point="3" svg:d="M7325 4683h1524" svg:viewBox="0 0 1525 1">
            <text:p/>
          </draw:connector>
          <draw:connector draw:style-name="gr2" draw:text-style-name="P3" draw:layer="layout" draw:type="line" svg:x1="12.151cm" svg:y1="4.683cm" svg:x2="13.675cm" svg:y2="4.683cm" draw:start-shape="id2" draw:start-glue-point="1" draw:end-shape="id3" draw:end-glue-point="3" svg:d="M12151 4683h1524" svg:viewBox="0 0 1525 1">
            <text:p/>
          </draw:connector>
          <draw:custom-shape draw:style-name="gr3" draw:text-style-name="P4" xml:id="id2" draw:id="id2" draw:layer="layout" svg:width="3.302cm" svg:height="2.032cm" svg:x="8.849cm" svg:y="3.667cm">
            <text:p text:style-name="P1"><text:span text:style-name="T1">secon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" draw:id="id1" draw:layer="layout" svg:width="3.302cm" svg:height="2.032cm" svg:x="4.023cm" svg:y="3.667cm">
            <text:p text:style-name="P1"><text:span text:style-name="T1">firs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302cm" svg:height="2.032cm" svg:x="12.151cm" svg:y="8.112cm">
            <text:p text:style-name="P1"><text:span text:style-name="T1">thir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302cm" svg:height="2.032cm" svg:x="8.849cm" svg:y="8.112cm">
            <text:p text:style-name="P1"><text:span text:style-name="T1">secon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302cm" svg:height="2.032cm" svg:x="5.547cm" svg:y="8.112cm">
            <text:p text:style-name="P1"><text:span text:style-name="T1">firs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4.445cm" svg:height="6.731cm" svg:x="6.182cm" svg:y="12.176cm">
            <text:p text:style-name="P6"><text:span text:style-name="T2">shared</text:span><text:span text:style-name="T3"> data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9.992cm" svg:y1="13.7cm" svg:x2="11.516cm" svg:y2="13.7cm" draw:start-shape="id4" draw:start-glue-point="1" draw:end-shape="id5" draw:end-glue-point="3" svg:d="M9992 13700h1524" svg:viewBox="0 0 1525 1">
            <text:p/>
          </draw:connector>
          <draw:custom-shape draw:style-name="gr3" draw:text-style-name="P4" xml:id="id5" draw:id="id5" draw:layer="layout" svg:width="3.302cm" svg:height="2.032cm" svg:x="11.516cm" svg:y="12.684cm">
            <text:p text:style-name="P1"><text:span text:style-name="T1">secon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4" draw:id="id4" draw:layer="layout" svg:width="3.302cm" svg:height="2.032cm" svg:x="6.69cm" svg:y="12.684cm">
            <text:p text:style-name="P1"><text:span text:style-name="T1">fir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xml:id="id7" draw:id="id7" draw:layer="layout" svg:width="3.302cm" svg:height="2.032cm" svg:x="11.516cm" svg:y="16.367cm">
            <text:p text:style-name="P1"><text:span text:style-name="T1">fourth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9.992cm" svg:y1="17.383cm" svg:x2="11.516cm" svg:y2="17.383cm" draw:start-shape="id6" draw:start-glue-point="1" draw:end-shape="id7" draw:end-glue-point="3" svg:d="M9992 17383h1524" svg:viewBox="0 0 1525 1">
            <text:p/>
          </draw:connector>
          <draw:custom-shape draw:style-name="gr1" draw:text-style-name="P2" xml:id="id6" draw:id="id6" draw:layer="layout" svg:width="3.302cm" svg:height="2.032cm" svg:x="6.69cm" svg:y="16.367cm">
            <text:p text:style-name="P1"><text:span text:style-name="T1">third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n" svg:font-family="Se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178" draw:display-name="Gradient 178" draw:style="radial" draw:cx="50%" draw:cy="50%" draw:start-color="#83e33e" draw:end-color="#bcef98" draw:start-intensity="100%" draw:end-intensity="100%" draw:border="0%"/>
    <draw:gradient draw:name="Gradient_20_180" draw:display-name="Gradient 180" draw:style="radial" draw:cx="50%" draw:cy="50%" draw:start-color="#3ec8e3" draw:end-color="#98e1ef" draw:start-intensity="100%" draw:end-intensity="100%" draw:border="0%"/>
    <draw:gradient draw:name="Gradient_20_182" draw:display-name="Gradient 182" draw:style="radial" draw:cx="50%" draw:cy="50%" draw:start-color="#e33eb7" draw:end-color="#ef98d8" draw:start-intensity="100%" draw:end-intensity="100%" draw:border="0%"/>
    <draw:gradient draw:name="Gradient_20_188" draw:display-name="Gradient 188" draw:style="radial" draw:cx="50%" draw:cy="50%" draw:start-color="#aec4c1" draw:end-color="#98efe3" draw:start-intensity="100%" draw:end-intensity="10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00:11:40.279909870</meta:creation-date>
    <dc:date>2017-03-01T01:36:19.205418854</dc:date>
    <meta:editing-duration>PT42M45S</meta:editing-duration>
    <meta:editing-cycles>10</meta:editing-cycles>
    <meta:generator>LibreOffice/5.3.0.3$Linux_X86_64 LibreOffice_project/30m0$Build-3</meta:generator>
    <meta:document-statistic meta:object-count="18"/>
  </office:meta>
</office:document-meta>
</file>